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3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5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6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10">
      <style:text-properties style:font-name="DejaVu Sans Condensed" fo:font-size="12pt" officeooo:rsid="00148c7a" officeooo:paragraph-rsid="00208b64" style:font-size-asian="12pt" style:font-size-complex="12pt"/>
    </style:style>
    <style:style style:name="P8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0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11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7">
      <style:text-properties style:font-name="DejaVu Sans Condensed" fo:font-size="12pt" officeooo:paragraph-rsid="00208b64" style:font-size-asian="12pt" style:font-size-complex="12pt"/>
    </style:style>
    <style:style style:name="P14" style:family="paragraph" style:parent-style-name="Standard" style:list-style-name="L8">
      <style:text-properties style:font-name="DejaVu Sans Condensed" fo:font-size="12pt" officeooo:paragraph-rsid="00116df3" style:font-size-asian="12pt" style:font-size-complex="12pt"/>
    </style:style>
    <style:style style:name="P15" style:family="paragraph" style:parent-style-name="Standard" style:list-style-name="L9">
      <style:text-properties style:font-name="DejaVu Sans Condensed" fo:font-size="12pt" officeooo:paragraph-rsid="00116df3" style:font-size-asian="12pt" style:font-size-complex="12pt"/>
    </style:style>
    <style:style style:name="P16" style:family="paragraph" style:parent-style-name="Standard" style:list-style-name="L10">
      <style:text-properties style:font-name="DejaVu Sans Condensed" fo:font-size="12pt" officeooo:paragraph-rsid="00208b64" style:font-size-asian="12pt" style:font-size-complex="12pt"/>
    </style:style>
    <style:style style:name="P17" style:family="paragraph" style:parent-style-name="Standard" style:list-style-name="L11">
      <style:text-properties style:font-name="DejaVu Sans Condensed" fo:font-size="12pt" officeooo:paragraph-rsid="00116df3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text-properties officeooo:paragraph-rsid="00208b64"/>
    </style:style>
    <style:style style:name="P21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officeooo:rsid="001e796a"/>
    </style:style>
    <style:style style:name="T6" style:family="text">
      <style:text-properties officeooo:rsid="001f81ba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08b64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bc79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bold" officeooo:rsid="00208b64" style:text-blinking="false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officeooo:rsid="00208b64"/>
    </style:style>
    <style:style style:name="T14" style:family="text">
      <style:text-properties fo:font-weight="bold" officeooo:rsid="00148c7a" style:font-weight-asian="bold" style:font-weight-complex="bold"/>
    </style:style>
    <style:style style:name="T15" style:family="text">
      <style:text-properties fo:font-weight="bold" officeooo:rsid="00208b64" style:font-weight-asian="bold" style:font-weight-complex="bold"/>
    </style:style>
    <style:style style:name="T16" style:family="text">
      <style:text-properties fo:font-weight="bold" officeooo:rsid="0021ffe9" style:font-weight-asian="bold" style:font-weight-complex="bold"/>
    </style:style>
    <style:style style:name="T17" style:family="text">
      <style:text-properties officeooo:rsid="0021ffe9"/>
    </style:style>
    <style:style style:name="T18" style:family="text">
      <style:text-properties officeooo:rsid="0024131a"/>
    </style:style>
    <style:style style:name="T19" style:family="text">
      <style:text-properties officeooo:rsid="0024e8f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8"><text:span text:style-name="T18">1</text:span><text:span text:style-name="T19">0</text:span><text:span text:style-name="T6">3</text:span><text:span text:style-name="T5"> - </text:span><text:span text:style-name="T18">Controls -</text:span><text:span text:style-name="T5"> </text:span>Throttle <text:span text:style-name="T1">Base</text:span></text:p>
      <text:p text:style-name="P19">U=Up, D=Down, F=Forward, B=Backward, L=Left, R=Right, P=Press, S-*=Shift-<text:span text:style-name="T3">*</text:span>, L-*=Long-<text:span text:style-name="T3">*</text:span></text:p>
      <text:p text:style-name="P18"/>
      <text:p text:style-name="P1">Mode selector</text:p>
      <text:list xml:id="list2999230922" text:style-name="L1">
        <text:list-item>
          <text:p text:style-name="P4">Turn: --</text:p>
        </text:list-item>
      </text:list>
      <text:p text:style-name="P1">Flaps lever</text:p>
      <text:list xml:id="list3714642849" text:style-name="L2">
        <text:list-item>
          <text:p text:style-name="P8"><text:span text:style-name="T1">Axis</text:span><text:span text:style-name="T2">: --</text:span></text:p>
        </text:list-item>
      </text:list>
      <text:p text:style-name="P1">T1 switch</text:p>
      <text:list xml:id="list2193174951" text:style-name="L3">
        <text:list-item>
          <text:p text:style-name="P5">F: --</text:p>
        </text:list-item>
      </text:list>
      <text:p text:style-name="P1">T2 switch</text:p>
      <text:list xml:id="list698856036" text:style-name="L4">
        <text:list-item>
          <text:p text:style-name="P6">F: --</text:p>
        </text:list-item>
      </text:list>
      <text:p text:style-name="P1">T3 switch</text:p>
      <text:list xml:id="list495046246" text:style-name="L5">
        <text:list-item>
          <text:p text:style-name="P9">F: --</text:p>
        </text:list-item>
      </text:list>
      <text:p text:style-name="P1">T4 switch</text:p>
      <text:list xml:id="list571124651" text:style-name="L6">
        <text:list-item>
          <text:p text:style-name="P10">F: --</text:p>
        </text:list-item>
      </text:list>
      <text:p text:style-name="P2"><text:span text:style-name="T14">Lighted Buttons -- </text:span><text:span text:style-name="T15">Master Arm and Weapon selection</text:span></text:p>
      <text:list xml:id="list3937046186" text:style-name="L7">
        <text:list-item>
          <text:p text:style-name="P13"><text:span text:style-name="T1">B1</text:span><text:span text:style-name="T2">: </text:span><text:bookmark text:name="docs-internal-guid-c2e8c2fe-7fff-4b1c-eda3-8f79ed24e5b5"/><text:span text:style-name="T7">UPK/PKT/RS Switch </text:span><text:span text:style-name="T8">to</text:span><text:span text:style-name="T7"> UPK (selects cannon pods as active weapon)</text:span></text:p>
        </text:list-item>
        <text:list-item>
          <text:p text:style-name="P13"><text:span text:style-name="T8">B4: </text:span><text:bookmark text:name="docs-internal-guid-a5972556-7fff-fa51-1b13-2474615e8ccb"/><text:span text:style-name="T7">Mode UPK/PKT/RS Switch - RS (selects rockets as active weapon)</text:span></text:p>
        </text:list-item>
        <text:list-item>
          <text:p text:style-name="P21"><text:bookmark text:name="docs-internal-guid-76cb0f28-7fff-4e99-7e69-7c07eda6889b"/>B2: Master Arm ON/OFF (switch above, left, and behind pilot's head)</text:p>
        </text:list-item>
        <text:list-item>
          <text:p text:style-name="P21">B5: --</text:p>
        </text:list-item>
        <text:list-item>
          <text:p text:style-name="P20"><text:span text:style-name="T10">B3: </text:span><text:span text:style-name="T11">Pod Variant Dial</text:span><text:span text:style-name="T9"> </text:span><text:span text:style-name="T10">to</text:span><text:span text:style-name="T9"> </text:span><text:span text:style-name="T12">I</text:span><text:span text:style-name="T9"> (used to set up minigun pods, but other switches are also needed)</text:span></text:p>
        </text:list-item>
        <text:list-item>
          <text:p text:style-name="P20"><text:span text:style-name="T10">B6: </text:span><text:span text:style-name="T11">Pod Variant Dial</text:span><text:span text:style-name="T10"> to </text:span><text:span text:style-name="T12">GUN</text:span></text:p>
        </text:list-item>
      </text:list>
      <text:p text:style-name="P1">T5 switch</text:p>
      <text:list xml:id="list3159426433" text:style-name="L8">
        <text:list-item>
          <text:p text:style-name="P14"><text:span text:style-name="T2">U: </text:span><text:bookmark text:name="docs-internal-guid-7e3e3575-7fff-5ec5-d6f6-a95fd2469f5c"/><text:span text:style-name="T13">Toggle </text:span><text:span text:style-name="T7">AI Panel Show/Hide (this puts some text on the screen showing the current AI gunner orders)</text:span></text:p>
        </text:list-item>
      </text:list>
      <text:p text:style-name="P2"><text:span text:style-name="T14">T6 switch -- </text:span><text:span text:style-name="T15">Left side door gunner control </text:span><text:span text:style-name="T16">("LH Gunner")</text:span></text:p>
      <text:list xml:id="list3533681453" text:style-name="L9">
        <text:list-item>
          <text:p text:style-name="P15"><text:span text:style-name="T2">U:</text:span><text:bookmark text:name="docs-internal-guid-5c1c3bc9-7fff-d0bf-0d8d-375cd9dc0784"/><text:span text:style-name="T2"> </text:span><text:span text:style-name="T7">AI Gunner ROE </text:span><text:span text:style-name="T8">(Safe/Return Fire/Fire at Will</text:span><text:span text:style-name="T7">)</text:span> </text:p>
        </text:list-item>
        <text:list-item>
          <text:p text:style-name="P15"><text:span text:style-name="T2">D: </text:span><text:bookmark text:name="docs-internal-guid-f1f031f3-7fff-0854-2509-a91975f6fdeb"/><text:span text:style-name="T7">AI Gunner Burst Switch</text:span> <text:span text:style-name="T13">(Long/Short)</text:span></text:p>
        </text:list-item>
      </text:list>
      <text:p text:style-name="P1">T7 switch -- <text:span text:style-name="T13">Right-rear door gunner control </text:span><text:span text:style-name="T17">("BK Gunner")</text:span></text:p>
      <text:list xml:id="list3175425680" text:style-name="L10">
        <text:list-item>
          <text:p text:style-name="P16"><text:span text:style-name="T8">U: </text:span><text:span text:style-name="T7">AI </text:span><text:span text:style-name="T8">Back</text:span><text:span text:style-name="T7"> Gunner ROE </text:span><text:span text:style-name="T8">(Safe/Return Fire/Fire at Will</text:span><text:span text:style-name="T7">)</text:span> </text:p>
        </text:list-item>
        <text:list-item>
          <text:p text:style-name="P7">D: <text:bookmark text:name="docs-internal-guid-f1f031f3-7fff-0854-2509-a91975f6fdeb1"/><text:span text:style-name="T7">AI </text:span><text:span text:style-name="T8">Back </text:span><text:span text:style-name="T7">Gunner Burst Switch</text:span> <text:span text:style-name="T13">(Long/Short)</text:span></text:p>
        </text:list-item>
      </text:list>
      <text:p text:style-name="P1">E1 dial -- <text:span text:style-name="T1">Kneeboard</text:span></text:p>
      <text:list xml:id="list2837805241" text:style-name="L11">
        <text:list-item>
          <text:p text:style-name="P11">P: Kneeboard toggle</text:p>
        </text:list-item>
        <text:list-item>
          <text:p text:style-name="P17"><text:span text:style-name="T4">L/R</text:span><text:span text:style-name="T1">: Flip pages</text:span></text:p>
        </text:list-item>
      </text:list>
      <text:p text:style-name="P1">E2 dial -- <text:span text:style-name="T1">NVGs</text:span></text:p>
      <text:list xml:id="list3277949911" text:style-name="L12">
        <text:list-item>
          <text:p text:style-name="P12">P: Toggle NVGs on/off</text:p>
        </text:list-item>
        <text:list-item>
          <text:p text:style-name="P12"><text:span text:style-name="T4">L/R</text:span>: NVG gain up/down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8-30T15:02:32.252000000</dc:date>
    <meta:editing-duration>PT3H15M1S</meta:editing-duration>
    <meta:editing-cycles>21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6" meta:word-count="218" meta:character-count="1126" meta:non-whitespace-character-count="961"/>
  </office:meta>
</office:document-meta>
</file>